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" manifest:full-path="Pictures/"/>
  <manifest:file-entry manifest:media-type="image/png" manifest:full-path="Pictures/content_1-histog01.png"/>
  <manifest:file-entry manifest:media-type="image/png" manifest:full-path="Pictures/content_1-histog02.png"/>
  <manifest:file-entry manifest:media-type="image/png" manifest:full-path="Pictures/content_1-histog03.png"/>
  <manifest:file-entry manifest:media-type="image/png" manifest:full-path="Pictures/content_1-histog04.png"/>
  <manifest:file-entry manifest:media-type="image/png" manifest:full-path="Pictures/content_1-histog054.png"/>
  <manifest:file-entry manifest:media-type="image/png" manifest:full-path="Pictures/content_1-histog06.png"/>
  <manifest:file-entry manifest:media-type="image/png" manifest:full-path="Pictures/content_1-histog07.png"/>
  <manifest:file-entry manifest:media-type="image/png" manifest:full-path="Pictures/content_1-histog08.png"/>
  <manifest:file-entry manifest:media-type="image/png" manifest:full-path="Pictures/content_1-histog09.png"/>
  <manifest:file-entry manifest:media-type="image/png" manifest:full-path="Pictures/content_1-histog10.png"/>
  <manifest:file-entry manifest:media-type="image/png" manifest:full-path="Pictures/content_1-histog11.png"/>
  <manifest:file-entry manifest:media-type="image/png" manifest:full-path="Pictures/content_1-histog12.png"/>
  <manifest:file-entry manifest:media-type="image/png" manifest:full-path="Pictures/content_1-histog13.png"/>
  <manifest:file-entry manifest:media-type="image/png" manifest:full-path="Pictures/content_1-histog14.png"/>
  <manifest:file-entry manifest:media-type="image/png" manifest:full-path="Pictures/content_1-histog15.png"/>
  <manifest:file-entry manifest:media-type="image/png" manifest:full-path="Pictures/content_1-histog19.png"/>
  <manifest:file-entry manifest:media-type="image/png" manifest:full-path="Pictures/content_1-histog20.png"/>
  <manifest:file-entry manifest:media-type="image/png" manifest:full-path="Pictures/content_1-histog21.png"/>
  <manifest:file-entry manifest:media-type="image/png" manifest:full-path="Pictures/content_1-histog22.png"/>
  <manifest:file-entry manifest:media-type="image/png" manifest:full-path="Pictures/content_1-histog23.png"/>
  <manifest:file-entry manifest:media-type="image/png" manifest:full-path="Pictures/content_1-histog24.png"/>
  <manifest:file-entry manifest:media-type="image/png" manifest:full-path="Pictures/content_1-histog28.png"/>
  <manifest:file-entry manifest:media-type="image/png" manifest:full-path="Pictures/content_1-histog29.png"/>
  <manifest:file-entry manifest:media-type="image/png" manifest:full-path="Pictures/content_1-histog30.png"/>
  <manifest:file-entry manifest:media-type="image/png" manifest:full-path="Pictures/content_1-histog31.png"/>
  <manifest:file-entry manifest:media-type="image/png" manifest:full-path="Pictures/content_1-histog32.png"/>
  <manifest:file-entry manifest:media-type="image/png" manifest:full-path="Pictures/content_1-histog33.png"/>
  <manifest:file-entry manifest:media-type="image/png" manifest:full-path="Pictures/content_1-histog34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 Mono" svg:font-family="'Ubuntu Mono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2" style:family="table">
      <style:table-properties style:width="25.665cm" fo:break-before="auto" fo:break-after="auto" table:align="left"/>
    </style:style>
    <style:style style:name="Tabelle2.A" style:family="table-column">
      <style:table-column-properties style:column-width="12.144cm"/>
    </style:style>
    <style:style style:name="Tabelle2.B" style:family="table-column">
      <style:table-column-properties style:column-width="0.915cm"/>
    </style:style>
    <style:style style:name="Tabelle2.C" style:family="table-column">
      <style:table-column-properties style:column-width="1.792cm"/>
    </style:style>
    <style:style style:name="Tabelle2.D" style:family="table-column">
      <style:table-column-properties style:column-width="0.157cm"/>
    </style:style>
    <style:style style:name="Tabelle2.E" style:family="table-column">
      <style:table-column-properties style:column-width="1.9cm"/>
    </style:style>
    <style:style style:name="Tabelle2.F" style:family="table-column">
      <style:table-column-properties style:column-width="0.649cm"/>
    </style:style>
    <style:style style:name="Tabelle2.G" style:family="table-column">
      <style:table-column-properties style:column-width="1.252cm"/>
    </style:style>
    <style:style style:name="Tabelle2.H" style:family="table-column">
      <style:table-column-properties style:column-width="1.453cm"/>
    </style:style>
    <style:style style:name="Tabelle2.I" style:family="table-column">
      <style:table-column-properties style:column-width="0.446cm"/>
    </style:style>
    <style:style style:name="Tabelle2.J" style:family="table-column">
      <style:table-column-properties style:column-width="1.997cm"/>
    </style:style>
    <style:style style:name="Tabelle2.K" style:family="table-column">
      <style:table-column-properties style:column-width="0.263cm"/>
    </style:style>
    <style:style style:name="Tabelle2.L" style:family="table-column">
      <style:table-column-properties style:column-width="2.695cm"/>
    </style:style>
    <style:style style:name="Tabelle2.A1" style:family="table-cell">
      <style:table-cell-properties style:vertical-align="middle"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le2.C1" style:family="table-cell">
      <style:table-cell-properties style:vertical-align="bottom"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le2.A2" style:family="table-cell">
      <style:table-cell-properties style:vertical-align="middle" fo:padding="0.097cm" fo:border="none"/>
    </style:style>
    <style:style style:name="Tabelle2.B2" style:family="table-cell">
      <style:table-cell-properties style:vertical-align="" fo:padding="0.097cm" fo:border="none"/>
    </style:style>
    <style:style style:name="Tabelle2.A3" style:family="table-cell">
      <style:table-cell-properties style:vertical-align="middle" fo:padding="0.097cm" fo:border-left="none" fo:border-right="none" fo:border-top="none" fo:border-bottom="1pt solid #000000"/>
    </style:style>
    <style:style style:name="Tabelle2.B3" style:family="table-cell">
      <style:table-cell-properties style:vertical-align="middle" fo:padding="0.097cm" fo:border-left="none" fo:border-right="none" fo:border-top="none" fo:border-bottom="1pt solid #000000"/>
    </style:style>
    <style:style style:name="Tabelle2.C3" style:family="table-cell">
      <style:table-cell-properties style:vertical-align="bottom" fo:padding="0.097cm" fo:border-left="none" fo:border-right="none" fo:border-top="none" fo:border-bottom="1pt solid #000000"/>
    </style:style>
    <style:style style:name="Tabelle2.E3" style:family="table-cell">
      <style:table-cell-properties style:vertical-align="bottom" fo:padding="0.097cm" fo:border-left="none" fo:border-right="none" fo:border-top="none" fo:border-bottom="1pt solid #000000"/>
    </style:style>
    <style:style style:name="Tabelle2.F3" style:family="table-cell">
      <style:table-cell-properties style:vertical-align="bottom" fo:padding="0.097cm" fo:border-left="none" fo:border-right="none" fo:border-top="none" fo:border-bottom="1pt solid #000000"/>
    </style:style>
    <style:style style:name="Tabelle2.H3" style:family="table-cell">
      <style:table-cell-properties style:vertical-align="bottom" fo:padding="0.097cm" fo:border-left="none" fo:border-right="none" fo:border-top="none" fo:border-bottom="1pt solid #000000"/>
    </style:style>
    <style:style style:name="Tabelle2.J3" style:family="table-cell">
      <style:table-cell-properties style:vertical-align="bottom" fo:padding="0.097cm" fo:border-left="none" fo:border-right="none" fo:border-top="none" fo:border-bottom="1pt solid #000000"/>
    </style:style>
    <style:style style:name="Tabelle2.K3" style:family="table-cell">
      <style:table-cell-properties style:vertical-align="bottom" fo:padding="0.097cm" fo:border-left="none" fo:border-right="none" fo:border-top="none" fo:border-bottom="1pt solid #000000"/>
    </style:style>
    <style:style style:name="Tabelle2.A4" style:family="table-cell">
      <style:table-cell-properties style:vertical-align="middle" fo:padding="0.097cm" fo:border="none"/>
    </style:style>
    <style:style style:name="Tabelle2.B4" style:family="table-cell">
      <style:table-cell-properties style:vertical-align="middle" fo:padding="0.097cm" fo:border="none"/>
    </style:style>
    <style:style style:name="Tabelle2.A5" style:family="table-cell">
      <style:table-cell-properties style:vertical-align="middle" fo:padding="0.097cm" fo:border="none"/>
    </style:style>
    <style:style style:name="Tabelle2.B5" style:family="table-cell">
      <style:table-cell-properties style:vertical-align="" fo:padding="0.097cm" fo:border="none"/>
    </style:style>
    <style:style style:name="Tabelle2.D5" style:family="table-cell">
      <style:table-cell-properties style:vertical-align="" fo:padding="0.097cm" fo:border="none"/>
    </style:style>
    <style:style style:name="Tabelle2.G5" style:family="table-cell">
      <style:table-cell-properties style:vertical-align="" fo:padding="0.097cm" fo:border="none"/>
    </style:style>
    <style:style style:name="Tabelle2.I5" style:family="table-cell">
      <style:table-cell-properties style:vertical-align="" fo:padding="0.097cm" fo:border="none"/>
    </style:style>
    <style:style style:name="Tabelle2.L5" style:family="table-cell">
      <style:table-cell-properties style:vertical-align="" fo:padding="0.097cm" fo:border="none"/>
    </style:style>
    <style:style style:name="Tabelle2.A6" style:family="table-cell">
      <style:table-cell-properties style:vertical-align="middle" fo:padding="0.097cm" fo:border-left="none" fo:border-right="none" fo:border-top="0.5pt solid #000000" fo:border-bottom="none"/>
    </style:style>
    <style:style style:name="Tabelle2.B6" style:family="table-cell">
      <style:table-cell-properties style:vertical-align="" fo:padding="0.097cm" fo:border-left="none" fo:border-right="none" fo:border-top="0.5pt solid #000000" fo:border-bottom="none"/>
    </style:style>
    <style:style style:name="Tabelle2.A7" style:family="table-cell">
      <style:table-cell-properties style:vertical-align="middle" fo:padding="0.097cm" fo:border="none"/>
    </style:style>
    <style:style style:name="Tabelle2.B7" style:family="table-cell">
      <style:table-cell-properties style:vertical-align="" fo:padding="0.097cm" fo:border="none"/>
    </style:style>
    <style:style style:name="Tabelle2.A8" style:family="table-cell">
      <style:table-cell-properties style:vertical-align="middle" fo:padding="0.097cm" fo:border="none"/>
    </style:style>
    <style:style style:name="Tabelle2.B8" style:family="table-cell">
      <style:table-cell-properties style:vertical-align="" fo:padding="0.097cm" fo:border="none"/>
    </style:style>
    <style:style style:name="Tabelle2.A9" style:family="table-cell">
      <style:table-cell-properties style:vertical-align="middle" fo:padding="0.097cm" fo:border="none"/>
    </style:style>
    <style:style style:name="Tabelle2.B9" style:family="table-cell">
      <style:table-cell-properties style:vertical-align="" fo:padding="0.097cm" fo:border="none"/>
    </style:style>
    <style:style style:name="Tabelle2.A10" style:family="table-cell">
      <style:table-cell-properties style:vertical-align="middle" fo:padding="0.097cm" fo:border="none"/>
    </style:style>
    <style:style style:name="Tabelle2.B10" style:family="table-cell">
      <style:table-cell-properties style:vertical-align="" fo:padding="0.097cm" fo:border="none"/>
    </style:style>
    <style:style style:name="Tabelle1" style:family="table">
      <style:table-properties style:width="25.665cm" fo:break-before="page" table:align="left"/>
    </style:style>
    <style:style style:name="Tabelle1.A" style:family="table-column">
      <style:table-column-properties style:column-width="3.704cm"/>
    </style:style>
    <style:style style:name="Tabelle1.B" style:family="table-column">
      <style:table-column-properties style:column-width="8.44cm"/>
    </style:style>
    <style:style style:name="Tabelle1.C" style:family="table-column">
      <style:table-column-properties style:column-width="0.915cm"/>
    </style:style>
    <style:style style:name="Tabelle1.D" style:family="table-column">
      <style:table-column-properties style:column-width="1.949cm"/>
    </style:style>
    <style:style style:name="Tabelle1.E" style:family="table-column">
      <style:table-column-properties style:column-width="1.9cm"/>
    </style:style>
    <style:style style:name="Tabelle1.F" style:family="table-column">
      <style:table-column-properties style:column-width="1.901cm"/>
    </style:style>
    <style:style style:name="Tabelle1.H" style:family="table-column">
      <style:table-column-properties style:column-width="1.997cm"/>
    </style:style>
    <style:style style:name="Tabelle1.I" style:family="table-column">
      <style:table-column-properties style:column-width="2.958cm"/>
    </style:style>
    <style:style style:name="Tabelle1.A1" style:family="table-cell">
      <style:table-cell-properties style:vertical-align="middle" fo:padding="0.097cm" fo:border-left="none" fo:border-right="none" fo:border-top="none" fo:border-bottom="1pt solid #000000"/>
    </style:style>
    <style:style style:name="Tabelle1.D1" style:family="table-cell">
      <style:table-cell-properties style:vertical-align="bottom" fo:padding="0.097cm" fo:border-left="none" fo:border-right="none" fo:border-top="none" fo:border-bottom="1pt solid #000000"/>
    </style:style>
    <style:style style:name="Tabelle1.A2" style:family="table-cell">
      <style:table-cell-properties style:vertical-align="middle" fo:padding="0.097cm" fo:border-left="none" fo:border-right="none" fo:border-top="0.5pt solid #000000" fo:border-bottom="none"/>
    </style:style>
    <style:style style:name="Tabelle1.C2" style:family="table-cell">
      <style:table-cell-properties style:vertical-align="" fo:padding="0.097cm" fo:border-left="none" fo:border-right="none" fo:border-top="0.5pt solid #000000" fo:border-bottom="none"/>
    </style:style>
    <style:style style:name="Tabelle1.A3" style:family="table-cell">
      <style:table-cell-properties style:vertical-align="middle" fo:padding="0.097cm" fo:border="none"/>
    </style:style>
    <style:style style:name="Tabelle1.C3" style:family="table-cell">
      <style:table-cell-properties style:vertical-align="" fo:padding="0.097cm" fo:border="none"/>
    </style:style>
    <style:style style:name="Tabelle3" style:family="table">
      <style:table-properties style:width="25.665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8.543cm"/>
    </style:style>
    <style:style style:name="Tabelle3.C" style:family="table-column">
      <style:table-column-properties style:column-width="0.917cm"/>
    </style:style>
    <style:style style:name="Tabelle3.D" style:family="table-column">
      <style:table-column-properties style:column-width="1.949cm"/>
    </style:style>
    <style:style style:name="Tabelle3.E" style:family="table-column">
      <style:table-column-properties style:column-width="1.9cm"/>
    </style:style>
    <style:style style:name="Tabelle3.F" style:family="table-column">
      <style:table-column-properties style:column-width="1.903cm"/>
    </style:style>
    <style:style style:name="Tabelle3.H" style:family="table-column">
      <style:table-column-properties style:column-width="1.998cm"/>
    </style:style>
    <style:style style:name="Tabelle3.I" style:family="table-column">
      <style:table-column-properties style:column-width="2.949cm"/>
    </style:style>
    <style:style style:name="Tabelle3.A1" style:family="table-cell">
      <style:table-cell-properties style:vertical-align="middle" fo:padding="0.097cm" fo:border-left="none" fo:border-right="none" fo:border-top="none" fo:border-bottom="1pt solid #000000"/>
    </style:style>
    <style:style style:name="Tabelle3.D1" style:family="table-cell">
      <style:table-cell-properties style:vertical-align="bottom" fo:padding="0.097cm" fo:border-left="none" fo:border-right="none" fo:border-top="none" fo:border-bottom="1pt solid #000000"/>
    </style:style>
    <style:style style:name="Tabelle3.A2" style:family="table-cell">
      <style:table-cell-properties style:vertical-align="middle" fo:padding="0.097cm" fo:border="none"/>
    </style:style>
    <style:style style:name="Tabelle3.C2" style:family="table-cell">
      <style:table-cell-properties style:vertical-align="" fo:padding="0.097cm" fo:border="none"/>
    </style:style>
    <style:style style:name="Tabelle4" style:family="table">
      <style:table-properties style:width="25.675cm" table:align="left"/>
    </style:style>
    <style:style style:name="Tabelle4.A" style:family="table-column">
      <style:table-column-properties style:column-width="12.146cm"/>
    </style:style>
    <style:style style:name="Tabelle4.B" style:family="table-column">
      <style:table-column-properties style:column-width="2.706cm"/>
    </style:style>
    <style:style style:name="Tabelle4.A1" style:family="table-cell">
      <style:table-cell-properties style:vertical-align="middle" fo:padding="0.097cm" fo:border-left="none" fo:border-right="none" fo:border-top="none" fo:border-bottom="1pt solid #000000"/>
    </style:style>
    <style:style style:name="Tabelle4.B1" style:family="table-cell">
      <style:table-cell-properties style:vertical-align="middle" fo:padding="0.097cm" fo:border-left="none" fo:border-right="none" fo:border-top="none" fo:border-bottom="0.5pt solid #000000"/>
    </style:style>
    <style:style style:name="Tabelle4.A2" style:family="table-cell">
      <style:table-cell-properties style:vertical-align="middle" fo:padding="0.097cm" fo:border="none"/>
    </style:style>
    <style:style style:name="Tabelle4.B2" style:family="table-cell">
      <style:table-cell-properties style:vertical-align="" fo:padding="0.097cm" fo:border="none"/>
    </style:style>
    <style:style style:name="Tabelle5" style:family="table">
      <style:table-properties style:width="25.7cm" table:align="margins"/>
    </style:style>
    <style:style style:name="Tabelle5.A" style:family="table-column">
      <style:table-column-properties style:column-width="25.7cm" style:rel-column-width="65535*"/>
    </style:style>
    <style:style style:name="Tabelle5.A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officeooo:rsid="0028fc3d" officeooo:paragraph-rsid="001ec0f7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officeooo:paragraph-rsid="001ec0f7" style:font-size-asian="16pt" style:font-size-complex="1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officeooo:rsid="004afdcf" officeooo:paragraph-rsid="004afdcf" style:font-name-asian="Arial" style:font-size-asian="7pt" style:font-name-complex="Arial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officeooo:rsid="004afdcf" officeooo:paragraph-rsid="006ed7db" style:font-name-asian="Arial" style:font-size-asian="7pt" style:font-name-complex="Arial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8pt" officeooo:rsid="004afdcf" officeooo:paragraph-rsid="00761b44" style:font-name-asian="Arial" style:font-size-asian="7pt" style:font-name-complex="Arial" style:font-size-complex="8pt"/>
    </style:style>
    <style:style style:name="P7" style:family="paragraph" style:parent-style-name="Table_20_Contents">
      <style:paragraph-properties fo:text-align="start" style:justify-single-word="false"/>
      <style:text-properties fo:font-size="8pt" officeooo:rsid="00093f9a" officeooo:paragraph-rsid="00550377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font-size="8pt" officeooo:rsid="00093f9a" officeooo:paragraph-rsid="00698144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fo:font-size="8pt" officeooo:rsid="00093f9a" officeooo:paragraph-rsid="0069de30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fo:font-size="8pt" officeooo:rsid="00093f9a" officeooo:paragraph-rsid="006a8d00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officeooo:rsid="00093f9a" officeooo:paragraph-rsid="00761b44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fo:font-size="8pt" officeooo:rsid="00093f9a" officeooo:paragraph-rsid="0027fedf" style:font-size-asian="8pt" style:font-size-complex="8pt"/>
    </style:style>
    <style:style style:name="P13" style:family="paragraph" style:parent-style-name="Table_20_Contents">
      <style:paragraph-properties fo:margin-top="0.101cm" fo:margin-bottom="0.101cm" loext:contextual-spacing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top="0.101cm" fo:margin-bottom="0.101cm" loext:contextual-spacing="false"/>
      <style:text-properties fo:font-size="11pt" officeooo:paragraph-rsid="001ec0f7" style:font-size-asian="11pt" style:font-size-complex="11pt"/>
    </style:style>
    <style:style style:name="P15" style:family="paragraph" style:parent-style-name="Table_20_Contents">
      <style:paragraph-properties fo:margin-top="0.101cm" fo:margin-bottom="0.101cm" loext:contextual-spacing="false"/>
      <style:text-properties fo:font-size="11pt" fo:font-weight="bold" officeooo:rsid="001a0da5" officeooo:paragraph-rsid="001a0da5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margin-top="0.101cm" fo:margin-bottom="0.101cm" loext:contextual-spacing="false"/>
      <style:text-properties fo:font-size="11pt" officeooo:rsid="0028584e" officeooo:paragraph-rsid="001a0da5" style:font-size-asian="11pt" style:font-size-complex="11pt"/>
    </style:style>
    <style:style style:name="P17" style:family="paragraph" style:parent-style-name="Text_20_body">
      <style:paragraph-properties fo:margin-top="0.101cm" fo:margin-bottom="0.101cm" loext:contextual-spacing="false"/>
      <style:text-properties fo:font-size="11pt" officeooo:rsid="0025e478" officeooo:paragraph-rsid="001a0da5" style:font-size-asian="11pt" style:font-size-complex="11pt"/>
    </style:style>
    <style:style style:name="P18" style:family="paragraph" style:parent-style-name="Text_20_body">
      <style:paragraph-properties fo:margin-top="0.101cm" fo:margin-bottom="0.101cm" loext:contextual-spacing="false"/>
      <style:text-properties fo:font-size="11pt" officeooo:rsid="0026aa12" officeooo:paragraph-rsid="001a0da5" style:font-size-asian="11pt" style:font-size-complex="11pt"/>
    </style:style>
    <style:style style:name="P19" style:family="paragraph" style:parent-style-name="Text_20_body">
      <style:paragraph-properties fo:margin-top="0.101cm" fo:margin-bottom="0.101cm" loext:contextual-spacing="false"/>
      <style:text-properties fo:font-size="11pt" officeooo:rsid="0026aa12" officeooo:paragraph-rsid="001ec0f7" style:font-size-asian="11pt" style:font-size-complex="11pt"/>
    </style:style>
    <style:style style:name="P20" style:family="paragraph" style:parent-style-name="Text_20_body">
      <style:paragraph-properties fo:margin-top="0.101cm" fo:margin-bottom="0.101cm" loext:contextual-spacing="false"/>
      <style:text-properties fo:font-size="11pt" officeooo:rsid="00279ebb" officeooo:paragraph-rsid="001a0da5" style:font-size-asian="11pt" style:font-size-complex="11pt"/>
    </style:style>
    <style:style style:name="P21" style:family="paragraph" style:parent-style-name="Text_20_body">
      <style:paragraph-properties fo:margin-top="0.101cm" fo:margin-bottom="0.101cm" loext:contextual-spacing="false"/>
      <style:text-properties fo:font-size="11pt" fo:font-weight="normal" officeooo:rsid="0028584e" officeooo:paragraph-rsid="001a0da5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top="0.101cm" fo:margin-bottom="0.101cm" loext:contextual-spacing="false"/>
      <style:text-properties fo:font-size="11pt" fo:font-weight="normal" officeooo:rsid="00279ebb" officeooo:paragraph-rsid="001a0da5" style:font-size-asian="11pt" style:font-weight-asian="normal" style:font-size-complex="11pt" style:font-weight-complex="normal"/>
    </style:style>
    <style:style style:name="P23" style:family="paragraph" style:parent-style-name="Text_20_body">
      <style:text-properties officeooo:rsid="0028fc3d" officeooo:paragraph-rsid="001a0da5"/>
    </style:style>
    <style:style style:name="P24" style:family="paragraph" style:parent-style-name="Text_20_body">
      <style:text-properties officeooo:rsid="0026aa12" officeooo:paragraph-rsid="001ec0f7"/>
    </style:style>
    <style:style style:name="P25" style:family="paragraph" style:parent-style-name="Text_20_body">
      <style:text-properties officeooo:paragraph-rsid="002080ce"/>
    </style:style>
    <style:style style:name="P26" style:family="paragraph" style:parent-style-name="Frage">
      <style:text-properties officeooo:paragraph-rsid="001ad92e"/>
    </style:style>
    <style:style style:name="P27" style:family="paragraph" style:parent-style-name="Frage">
      <style:text-properties officeooo:rsid="00245255" officeooo:paragraph-rsid="00245255"/>
    </style:style>
    <style:style style:name="P28" style:family="paragraph" style:parent-style-name="Frage">
      <style:text-properties style:use-window-font-color="true" style:font-name="Arial1" fo:font-size="11pt" officeooo:paragraph-rsid="0074716b" style:font-size-asian="11pt" style:font-size-complex="11pt"/>
    </style:style>
    <style:style style:name="P29" style:family="paragraph" style:parent-style-name="Frage">
      <style:text-properties fo:font-weight="bold" officeooo:rsid="001ad92e" officeooo:paragraph-rsid="006ed7db" style:font-weight-asian="bold" style:font-weight-complex="bold"/>
    </style:style>
    <style:style style:name="P30" style:family="paragraph" style:parent-style-name="Frage">
      <style:text-properties officeooo:rsid="008531b2" officeooo:paragraph-rsid="008531b2"/>
    </style:style>
    <style:style style:name="P31" style:family="paragraph" style:parent-style-name="Standard">
      <style:paragraph-properties fo:text-align="start" style:justify-single-word="false"/>
      <style:text-properties style:font-name="Arial" fo:font-size="8pt" officeooo:rsid="005cd816" officeooo:paragraph-rsid="005cd816" style:font-name-asian="Arial" style:font-size-asian="8pt" style:font-name-complex="Arial" style:font-size-complex="8pt"/>
    </style:style>
    <style:style style:name="P32" style:family="paragraph" style:parent-style-name="Standard">
      <style:paragraph-properties fo:text-align="start" style:justify-single-word="false"/>
      <style:text-properties style:font-name="Arial" fo:font-size="8pt" officeooo:rsid="005cd816" officeooo:paragraph-rsid="00761b44" style:font-name-asian="Arial" style:font-size-asian="8pt" style:font-name-complex="Arial" style:font-size-complex="8pt"/>
    </style:style>
    <style:style style:name="P33" style:family="paragraph" style:parent-style-name="Standard">
      <style:paragraph-properties fo:text-align="start" style:justify-single-word="false"/>
      <style:text-properties style:font-name="Arial" fo:font-size="8pt" officeooo:rsid="00603078" officeooo:paragraph-rsid="00603078" style:font-name-asian="Arial" style:font-size-asian="8pt" style:font-name-complex="Arial" style:font-size-complex="8pt"/>
    </style:style>
    <style:style style:name="P34" style:family="paragraph" style:parent-style-name="Standard">
      <style:paragraph-properties fo:text-align="start" style:justify-single-word="false"/>
      <style:text-properties style:font-name="Arial" fo:font-size="8pt" officeooo:rsid="0061d698" officeooo:paragraph-rsid="0061d698" style:font-name-asian="Arial" style:font-size-asian="8pt" style:font-name-complex="Arial" style:font-size-complex="8pt"/>
    </style:style>
    <style:style style:name="P35" style:family="paragraph" style:parent-style-name="Standard">
      <style:paragraph-properties fo:text-align="start" style:justify-single-word="false"/>
      <style:text-properties style:font-name="Arial" fo:font-size="8pt" officeooo:rsid="0061d698" officeooo:paragraph-rsid="00698144" style:font-name-asian="Arial" style:font-size-asian="8pt" style:font-name-complex="Arial" style:font-size-complex="8pt"/>
    </style:style>
    <style:style style:name="P36" style:family="paragraph" style:parent-style-name="Standard">
      <style:paragraph-properties fo:text-align="start" style:justify-single-word="false"/>
      <style:text-properties style:font-name="Arial" fo:font-size="8pt" officeooo:rsid="0061d698" officeooo:paragraph-rsid="0069de30" style:font-name-asian="Arial" style:font-size-asian="8pt" style:font-name-complex="Arial" style:font-size-complex="8pt"/>
    </style:style>
    <style:style style:name="P37" style:family="paragraph" style:parent-style-name="Standard">
      <style:paragraph-properties fo:text-align="start" style:justify-single-word="false"/>
      <style:text-properties style:font-name="Arial" fo:font-size="8pt" officeooo:rsid="0061d698" officeooo:paragraph-rsid="006a8d00" style:font-name-asian="Arial" style:font-size-asian="8pt" style:font-name-complex="Arial" style:font-size-complex="8pt"/>
    </style:style>
    <style:style style:name="P38" style:family="paragraph" style:parent-style-name="Standard">
      <style:paragraph-properties fo:text-align="start" style:justify-single-word="false"/>
      <style:text-properties style:font-name="Arial" fo:font-size="8pt" officeooo:rsid="00093f9a" officeooo:paragraph-rsid="0069de30" style:font-name-asian="Arial" style:font-size-asian="8pt" style:font-name-complex="Arial" style:font-size-complex="8pt"/>
    </style:style>
    <style:style style:name="P39" style:family="paragraph" style:parent-style-name="Standard">
      <style:paragraph-properties fo:text-align="start" style:justify-single-word="false"/>
      <style:text-properties style:font-name="Arial" fo:font-size="8pt" officeooo:rsid="00093f9a" officeooo:paragraph-rsid="006a8d00" style:font-name-asian="Arial" style:font-size-asian="8pt" style:font-name-complex="Arial" style:font-size-complex="8pt"/>
    </style:style>
    <style:style style:name="P40" style:family="paragraph" style:parent-style-name="Standard">
      <style:paragraph-properties fo:text-align="start" style:justify-single-word="false"/>
      <style:text-properties style:font-name="Arial" fo:font-size="8pt" officeooo:rsid="00093f9a" officeooo:paragraph-rsid="00761b44" style:font-name-asian="Arial" style:font-size-asian="8pt" style:font-name-complex="Arial" style:font-size-complex="8pt"/>
    </style:style>
    <style:style style:name="P41" style:family="paragraph" style:parent-style-name="Standard">
      <style:text-properties style:font-name="Arial" fo:font-size="8pt" officeooo:rsid="00093f9a" officeooo:paragraph-rsid="004a6950" style:font-name-asian="Arial" style:font-size-asian="8pt" style:font-name-complex="Arial" style:font-size-complex="8pt"/>
    </style:style>
    <style:style style:name="P42" style:family="paragraph" style:parent-style-name="Standard">
      <style:text-properties style:font-name="Arial" fo:font-size="8pt" officeooo:rsid="00093f9a" officeooo:paragraph-rsid="00550377" style:font-name-asian="Arial" style:font-size-asian="8pt" style:font-name-complex="Arial" style:font-size-complex="8pt"/>
    </style:style>
    <style:style style:name="P43" style:family="paragraph" style:parent-style-name="Standard">
      <style:text-properties style:font-name="Arial" fo:font-size="8pt" officeooo:rsid="00093f9a" officeooo:paragraph-rsid="00698144" style:font-name-asian="Arial" style:font-size-asian="8pt" style:font-name-complex="Arial" style:font-size-complex="8pt"/>
    </style:style>
    <style:style style:name="P44" style:family="paragraph" style:parent-style-name="Standard">
      <style:text-properties fo:font-size="8pt" style:font-size-asian="8pt" style:font-size-complex="8pt"/>
    </style:style>
    <style:style style:name="P45" style:family="paragraph" style:parent-style-name="Standard">
      <style:text-properties fo:font-size="8pt" officeooo:paragraph-rsid="0051901e" style:font-size-asian="8pt" style:font-size-complex="8pt"/>
    </style:style>
    <style:style style:name="P46" style:family="paragraph" style:parent-style-name="Standard">
      <style:paragraph-properties fo:text-align="center" style:justify-single-word="false"/>
      <style:text-properties fo:font-size="8pt" officeooo:rsid="0050dcea" officeooo:paragraph-rsid="006ed7db" style:font-size-asian="8pt" style:font-size-complex="8pt"/>
    </style:style>
    <style:style style:name="P47" style:family="paragraph" style:parent-style-name="Standard">
      <style:paragraph-properties fo:text-align="center" style:justify-single-word="false"/>
      <style:text-properties fo:font-size="8pt" officeooo:rsid="0050dcea" officeooo:paragraph-rsid="00761b44" style:font-size-asian="8pt" style:font-size-complex="8pt"/>
    </style:style>
    <style:style style:name="P48" style:family="paragraph" style:parent-style-name="Standard">
      <style:paragraph-properties fo:text-align="center" style:justify-single-word="false"/>
      <style:text-properties fo:font-size="8pt" officeooo:rsid="0050dcea" officeooo:paragraph-rsid="0051901e" style:font-size-asian="8pt" style:font-size-complex="8pt"/>
    </style:style>
    <style:style style:name="P49" style:family="paragraph" style:parent-style-name="Standard">
      <style:text-properties fo:font-size="8pt" officeooo:rsid="0089483b" officeooo:paragraph-rsid="0089483b" style:font-size-asian="8pt" style:font-size-complex="8pt"/>
    </style:style>
    <style:style style:name="P50" style:family="paragraph" style:parent-style-name="Standard">
      <style:text-properties fo:font-size="11pt" style:font-size-asian="11pt" style:font-size-complex="11pt"/>
    </style:style>
    <style:style style:name="P51" style:family="paragraph" style:parent-style-name="Preformatted_20_Text">
      <style:text-properties fo:font-size="10.3999996185303pt" officeooo:rsid="0089483b" officeooo:paragraph-rsid="0089483b" style:font-size-asian="8pt" style:font-size-complex="8pt"/>
    </style:style>
    <style:style style:name="P52" style:family="paragraph" style:parent-style-name="Standard">
      <style:text-properties fo:font-variant="normal" fo:text-transform="none" fo:font-size="8pt" fo:letter-spacing="normal" fo:font-style="normal" fo:font-weight="normal" style:font-size-asian="8pt" style:font-size-complex="8pt"/>
    </style:style>
    <style:style style:name="P53" style:family="paragraph" style:parent-style-name="Standard">
      <style:text-properties fo:font-variant="normal" fo:text-transform="none" fo:font-size="8pt" fo:letter-spacing="normal" fo:font-style="normal" fo:font-weight="normal" officeooo:rsid="0089483b" officeooo:paragraph-rsid="008a88d8" style:font-size-asian="8pt" style:font-size-complex="8pt"/>
    </style:style>
    <style:style style:name="P54" style:family="paragraph" style:parent-style-name="Standard">
      <style:text-properties fo:font-variant="normal" fo:text-transform="none" fo:font-size="8pt" fo:letter-spacing="normal" fo:font-style="normal" fo:font-weight="normal" officeooo:rsid="0089483b" officeooo:paragraph-rsid="008df806" style:font-size-asian="8pt" style:font-size-complex="8pt"/>
    </style:style>
    <style:style style:name="P55" style:family="paragraph" style:parent-style-name="Standard">
      <style:text-properties fo:font-variant="normal" fo:text-transform="none" fo:font-size="8pt" fo:letter-spacing="normal" fo:font-style="normal" fo:font-weight="normal" officeooo:paragraph-rsid="008df806" style:font-size-asian="8pt" style:font-size-complex="8pt"/>
    </style:style>
    <style:style style:name="P56" style:family="paragraph" style:parent-style-name="Standard">
      <style:text-properties fo:font-size="8pt" officeooo:paragraph-rsid="008df806" style:font-size-asian="8pt" style:font-size-complex="8pt"/>
    </style:style>
    <style:style style:name="P57" style:family="paragraph" style:parent-style-name="Standard">
      <style:paragraph-properties fo:text-align="start" style:justify-single-word="false"/>
      <style:text-properties style:font-name="Arial" fo:font-size="8pt" officeooo:rsid="00093f9a" officeooo:paragraph-rsid="008df806" style:font-name-asian="Arial" style:font-size-asian="8pt" style:font-name-complex="Arial" style:font-size-complex="8pt"/>
    </style:style>
    <style:style style:name="P58" style:family="paragraph" style:parent-style-name="Standard">
      <style:paragraph-properties fo:text-align="start" style:justify-single-word="false"/>
      <style:text-properties style:font-name="Arial" fo:font-size="8pt" officeooo:rsid="005cd816" officeooo:paragraph-rsid="008df806" style:font-name-asian="Arial" style:font-size-asian="8pt" style:font-name-complex="Arial" style:font-size-complex="8pt"/>
    </style:style>
    <style:style style:name="P59" style:family="paragraph" style:parent-style-name="Standard">
      <style:paragraph-properties fo:margin-top="0.101cm" fo:margin-bottom="0.101cm" loext:contextual-spacing="false"/>
      <style:text-properties fo:font-variant="normal" fo:text-transform="none" fo:font-size="8pt" fo:letter-spacing="normal" fo:font-style="normal" fo:font-weight="normal" officeooo:rsid="0026aa12" officeooo:paragraph-rsid="008df806" style:font-size-asian="8pt" style:font-size-complex="8pt"/>
    </style:style>
    <style:style style:name="P60" style:family="paragraph" style:parent-style-name="Preformatted_20_Text">
      <style:text-properties fo:font-size="10.3999996185303pt" officeooo:rsid="0089483b" officeooo:paragraph-rsid="008cd365" style:font-size-asian="8pt" style:font-size-complex="8pt"/>
    </style:style>
    <style:style style:name="P61" style:family="paragraph" style:parent-style-name="Heading_20_1">
      <style:paragraph-properties fo:break-before="page"/>
      <style:text-properties officeooo:rsid="002080ce" officeooo:paragraph-rsid="002080ce"/>
    </style:style>
    <style:style style:name="P62" style:family="paragraph" style:parent-style-name="Table_20_Contents">
      <style:paragraph-properties fo:text-align="start" style:justify-single-word="false"/>
      <style:text-properties fo:font-size="8pt" officeooo:rsid="00093f9a" officeooo:paragraph-rsid="008df806" style:font-size-asian="8pt" style:font-size-complex="8pt"/>
    </style:style>
    <style:style style:name="P63" style:family="paragraph" style:parent-style-name="Heading_20_2">
      <style:text-properties officeooo:rsid="0025e478" officeooo:paragraph-rsid="001ec0f7"/>
    </style:style>
    <style:style style:name="P64" style:family="paragraph" style:parent-style-name="Heading_20_3">
      <style:text-properties officeooo:paragraph-rsid="0051901e"/>
    </style:style>
    <style:style style:name="P65" style:family="paragraph" style:parent-style-name="Heading_20_3">
      <style:text-properties officeooo:paragraph-rsid="00245255"/>
    </style:style>
    <style:style style:name="P66" style:family="paragraph" style:parent-style-name="Heading_20_3">
      <style:text-properties officeooo:paragraph-rsid="00761b44"/>
    </style:style>
    <style:style style:name="P67" style:family="paragraph" style:parent-style-name="Heading_20_3">
      <style:text-properties officeooo:paragraph-rsid="001ec0f7"/>
    </style:style>
    <style:style style:name="P68" style:family="paragraph" style:parent-style-name="Frage">
      <style:text-properties officeooo:rsid="00226133" officeooo:paragraph-rsid="00226133"/>
    </style:style>
    <style:style style:name="P69" style:family="paragraph" style:parent-style-name="Frage">
      <style:paragraph-properties fo:break-before="page"/>
      <style:text-properties officeooo:rsid="00226133" officeooo:paragraph-rsid="00226133"/>
    </style:style>
    <style:style style:name="T1" style:family="text">
      <style:text-properties officeooo:rsid="0028584e"/>
    </style:style>
    <style:style style:name="T2" style:family="text">
      <style:text-properties officeooo:rsid="0026aa12"/>
    </style:style>
    <style:style style:name="T3" style:family="text">
      <style:text-properties fo:font-style="normal" fo:font-weight="bold" officeooo:rsid="0026aa12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cea9" style:font-weight-asian="bold" style:font-weight-complex="bold"/>
    </style:style>
    <style:style style:name="T6" style:family="text">
      <style:text-properties fo:font-weight="bold" officeooo:rsid="0026aa12" style:font-weight-asian="bold" style:font-weight-complex="bold"/>
    </style:style>
    <style:style style:name="T7" style:family="text">
      <style:text-properties fo:font-weight="bold" officeooo:rsid="002080ce" style:font-weight-asian="bold" style:font-weight-complex="bold"/>
    </style:style>
    <style:style style:name="T8" style:family="text">
      <style:text-properties officeooo:rsid="001a0da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bcea9"/>
    </style:style>
    <style:style style:name="T11" style:family="text">
      <style:text-properties officeooo:rsid="001ec0f7"/>
    </style:style>
    <style:style style:name="T12" style:family="text">
      <style:text-properties officeooo:rsid="002080ce"/>
    </style:style>
    <style:style style:name="T13" style:family="text">
      <style:text-properties officeooo:rsid="00226133"/>
    </style:style>
    <style:style style:name="T14" style:family="text">
      <style:text-properties officeooo:rsid="000cd7ac"/>
    </style:style>
    <style:style style:name="T15" style:family="text">
      <style:text-properties officeooo:rsid="00550377"/>
    </style:style>
    <style:style style:name="T16" style:family="text">
      <style:text-properties officeooo:rsid="0067953d"/>
    </style:style>
    <style:style style:name="T17" style:family="text">
      <style:text-properties officeooo:rsid="0067e8e3"/>
    </style:style>
    <style:style style:name="T18" style:family="text">
      <style:text-properties officeooo:rsid="00691b6f"/>
    </style:style>
    <style:style style:name="T19" style:family="text">
      <style:text-properties officeooo:rsid="00698144"/>
    </style:style>
    <style:style style:name="T20" style:family="text">
      <style:text-properties officeooo:rsid="0069de30"/>
    </style:style>
    <style:style style:name="T21" style:family="text">
      <style:text-properties officeooo:rsid="006a8d00"/>
    </style:style>
    <style:style style:name="T22" style:family="text">
      <style:text-properties fo:font-variant="normal" fo:text-transform="none" fo:letter-spacing="normal" fo:font-style="normal" fo:font-weight="normal" officeooo:rsid="006daba5"/>
    </style:style>
    <style:style style:name="T23" style:family="text">
      <style:text-properties fo:font-variant="normal" fo:text-transform="none" fo:letter-spacing="normal" fo:font-style="normal" fo:font-weight="normal" officeooo:rsid="0025b2ac"/>
    </style:style>
    <style:style style:name="T24" style:family="text">
      <style:text-properties fo:font-variant="normal" fo:text-transform="none" fo:letter-spacing="normal" fo:font-style="normal" fo:font-weight="normal" officeooo:rsid="0080edb3"/>
    </style:style>
    <style:style style:name="T25" style:family="text">
      <style:text-properties fo:font-variant="normal" fo:text-transform="none" fo:letter-spacing="normal" fo:font-style="normal" fo:font-weight="normal" officeooo:rsid="00832db2"/>
    </style:style>
    <style:style style:name="T26" style:family="text">
      <style:text-properties fo:font-variant="normal" fo:text-transform="none" fo:letter-spacing="normal" fo:font-style="normal" fo:font-weight="normal" officeooo:rsid="008df806"/>
    </style:style>
    <style:style style:name="T27" style:family="text">
      <style:text-properties fo:font-variant="normal" fo:text-transform="none" fo:letter-spacing="normal" fo:font-style="normal" fo:font-weight="bold" officeooo:rsid="006daba5" style:font-weight-asian="bold" style:font-weight-complex="bold"/>
    </style:style>
    <style:style style:name="T28" style:family="text">
      <style:text-properties fo:font-variant="normal" fo:text-transform="none" fo:color="#0000ff" style:font-name="Ubuntu Mono" fo:letter-spacing="normal" fo:font-style="normal" fo:font-weight="normal"/>
    </style:style>
    <style:style style:name="T29" style:family="text">
      <style:text-properties fo:font-variant="normal" fo:text-transform="none" fo:color="#0000ff" style:font-name="Ubuntu Mono" fo:letter-spacing="normal" fo:font-style="normal" fo:font-weight="normal" officeooo:rsid="008a88d8"/>
    </style:style>
    <style:style style:name="T30" style:family="text">
      <style:text-properties fo:font-variant="normal" fo:text-transform="none" fo:color="#0000ff" style:font-name="Ubuntu Mono" fo:letter-spacing="normal" fo:font-style="normal" fo:font-weight="normal" officeooo:rsid="008cd365"/>
    </style:style>
    <style:style style:name="T31" style:family="text">
      <style:text-properties officeooo:rsid="00761b44"/>
    </style:style>
    <style:style style:name="T32" style:family="text">
      <style:text-properties officeooo:rsid="00873ba2"/>
    </style:style>
    <style:style style:name="T33" style:family="text">
      <style:text-properties officeooo:rsid="008813b0"/>
    </style:style>
    <style:style style:name="T34" style:family="text">
      <style:text-properties officeooo:rsid="008cd365"/>
    </style:style>
    <style:style style:name="T35" style:family="text">
      <style:text-properties officeooo:rsid="008df806"/>
    </style:style>
    <style:style style:name="RTable1" style:family="table">
      <style:table-properties fo:margin-left="0.05in" fo:margin-right="0.05in" fo:margin-top="0.05in" fo:margin-bottom="0.05in" table:align="margins"/>
    </style:style>
    <style:style style:name="noBorder" style:family="table-cell">
      <style:table-cell-properties style:vertical-align="automatic" fo:border-left="none" fo:border-right="none" fo:border-top="none" fo:border-bottom="none" fo:padding="0.0382in" fo:background-color="transparent"/>
    </style:style>
    <style:style style:name="lowerBorder" style:family="table-cell">
      <style:table-cell-properties style:vertical-align="automatic" fo:border-left="none" fo:border-right="none" fo:border-top="none" fo:border-bottom="0.0007in solid #000000" fo:padding="0.0382in" fo:background-color="#FFFFFF"/>
    </style:style>
    <style:style style:name="basicFigFrame" style:family="graphic" style:parent-style-name="Frame">
      <style:graphic-properties style:vertical-pos="from-top" style:vertical-rel="paragraph" style:horizontal-pos="center" style:horizontal-rel="paragraph" fo:background-color="transparent" style:wrap="none" fo:border-left="0.0008in solid #ffffff" fo:border-right="0.0008in solid #ffffff" fo:border-top="0.0008in solid #ffffff" fo:border-bottom="0.0008in solid #ffffff" fo:padding="0.02in"/>
    </style:style>
    <style:style style:name="RbulletParagraph" style:family="paragraph" style:parent-style-name="ArialNormal" style:list-style-name="Rbullet"/>
    <text:list-style style:name="Rbullet">
      <text:list-level-style-bullet text:level="1" text:style-name="Bullet_20_Symbols" style:num-suffix="." text:bullet-char="●">
        <style:list-level-properties text:space-before="0.25in" text:min-label-width="0.25in"/>
      </text:list-level-style-bullet>
    </text:list-style>
    <style:style style:parent-style-name="Standard" style:name="OdfPageBreak" style:family="paragraph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1" text:outline-level="1">Wie schätzt du die Qualität der Arbeit des PCT-Ost ein?</text:h>
      <text:p text:style-name="P25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column table:style-name="Tabelle2.L"/>
        <table:table-header-rows>
          <table:table-row>
            <table:table-cell table:style-name="Tabelle2.A1" office:value-type="string">
              <text:h text:style-name="P64" text:outline-level="3"><text:s text:c="2"/><text:span text:style-name="T13">Qualität insgesamt:</text:span></text:h>
            </table:table-cell>
            <table:table-cell table:style-name="Tabelle2.A1" office:value-type="string">
              <text:p text:style-name="P45"/>
            </table:table-cell>
            <table:table-cell table:style-name="Tabelle2.C1" table:number-columns-spanned="2" office:value-type="string">
              <text:p text:style-name="P48">Sehr zufrieden-stellend</text:p>
            </table:table-cell>
            <table:covered-table-cell/>
            <table:table-cell table:style-name="Tabelle2.C1" office:value-type="string">
              <text:p text:style-name="P48">Zufrieden-stellend</text:p>
            </table:table-cell>
            <table:table-cell table:style-name="Tabelle2.C1" table:number-columns-spanned="2" office:value-type="string">
              <text:p text:style-name="P48">Ausreichend</text:p>
            </table:table-cell>
            <table:covered-table-cell/>
            <table:table-cell table:style-name="Tabelle2.C1" table:number-columns-spanned="2" office:value-type="string">
              <text:p text:style-name="P48">Ver-besserungs-würdig</text:p>
            </table:table-cell>
            <table:covered-table-cell/>
            <table:table-cell table:style-name="Tabelle2.C1" office:value-type="string">
              <text:p text:style-name="P48">Sehr ver-besserungs-würdig</text:p>
            </table:table-cell>
            <table:table-cell table:style-name="Tabelle2.C1" table:number-columns-spanned="2" office:value-type="string">
              <text:p text:style-name="P48">Keine Angabe</text:p>
            </table:table-cell>
            <table:covered-table-cell/>
          </table:table-row>
        </table:table-header-rows>
        <table:table-row>
          <table:table-cell table:style-name="Tabelle2.A2" office:value-type="string">
            <text:p text:style-name="Frage">Wie schätzt du die Qualität der Arbeit des PCT-Ost insgesamt ein?</text:p>
          </table:table-cell>
          <table:table-cell table:style-name="Tabelle2.B2" table:number-columns-spanned="11" office:value-type="string">
            <text:p>
    <draw:frame draw:name="content_1histog01" text:anchor-type="paragraph" svg:width="5in" svg:height="0.6in" draw:z-index="0">
      <draw:image xlink:href="Pictures/content_1-histog01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3" office:value-type="string">
            <text:h text:style-name="P65" text:outline-level="3"><text:s text:c="2"/>Symtomkontrolle:</text:h>
          </table:table-cell>
          <table:table-cell table:style-name="Tabelle2.B3" office:value-type="string">
            <text:p text:style-name="P4"/>
          </table:table-cell>
          <table:table-cell table:style-name="Tabelle2.C3" table:number-columns-spanned="2" office:value-type="string">
            <text:p text:style-name="P48">Sehr zufrieden-stellend</text:p>
          </table:table-cell>
          <table:covered-table-cell/>
          <table:table-cell table:style-name="Tabelle2.E3" office:value-type="string">
            <text:p text:style-name="P48">Zufrieden-stellend</text:p>
          </table:table-cell>
          <table:table-cell table:style-name="Tabelle2.F3" table:number-columns-spanned="2" office:value-type="string">
            <text:p text:style-name="P48">Ausreichend</text:p>
          </table:table-cell>
          <table:covered-table-cell/>
          <table:table-cell table:style-name="Tabelle2.H3" table:number-columns-spanned="2" office:value-type="string">
            <text:p text:style-name="P48">Ver-besserungs-würdig</text:p>
          </table:table-cell>
          <table:covered-table-cell/>
          <table:table-cell table:style-name="Tabelle2.J3" office:value-type="string">
            <text:p text:style-name="P48">Sehr ver-besserungs-würdig</text:p>
          </table:table-cell>
          <table:table-cell table:style-name="Tabelle2.K3" table:number-columns-spanned="2" office:value-type="string">
            <text:p text:style-name="P48">Keine Angabe</text:p>
          </table:table-cell>
          <table:covered-table-cell/>
        </table:table-row>
        <table:table-row>
          <table:table-cell table:style-name="Tabelle2.A10" office:value-type="string">
            <text:p text:style-name="P13">Wie schätzt du die <text:span text:style-name="T10">Qualität</text:span> der Symptomkontrolle des PCT-Ost <text:span text:style-name="T4">insgesamt</text:span> ein?</text:p>
          </table:table-cell>
          <table:table-cell table:style-name="Tabelle2.B4" table:number-columns-spanned="11" office:value-type="string">
            <text:p>
    <draw:frame draw:name="content_1histog02" text:anchor-type="paragraph" svg:width="5in" svg:height="0.6in" draw:z-index="0">
      <draw:image xlink:href="Pictures/content_1-histog02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10" office:value-type="string">
            <text:p text:style-name="P15"><text:s text:c="2"/>Nach Teilprozessen:</text:p>
          </table:table-cell>
          <table:table-cell table:style-name="Tabelle2.B5" table:number-columns-spanned="2" office:value-type="string">
            <text:p text:style-name="P2"/>
          </table:table-cell>
          <table:covered-table-cell/>
          <table:table-cell table:style-name="Tabelle2.I5" table:number-columns-spanned="3" office:value-type="string">
            <text:p text:style-name="P2"/>
          </table:table-cell>
          <table:covered-table-cell/>
          <table:covered-table-cell/>
          <table:table-cell table:style-name="Tabelle2.I5" table:number-columns-spanned="2" office:value-type="string">
            <text:p text:style-name="P2"/>
          </table:table-cell>
          <table:covered-table-cell/>
          <table:table-cell table:style-name="Tabelle2.I5" table:number-columns-spanned="3" office:value-type="string">
            <text:p text:style-name="P2"/>
          </table:table-cell>
          <table:covered-table-cell/>
          <table:covered-table-cell/>
          <table:table-cell table:style-name="Tabelle2.L5" office:value-type="string">
            <text:p text:style-name="P2"/>
          </table:table-cell>
        </table:table-row>
        <table:table-row>
          <table:table-cell table:style-name="Tabelle2.A6" office:value-type="string">
            <text:p text:style-name="Frage">Wie schätzt du die <text:span text:style-name="T4">Symptomerfassung </text:span>ein?</text:p>
          </table:table-cell>
          <table:table-cell table:style-name="Tabelle2.B6" table:number-columns-spanned="11" office:value-type="string">
            <text:p>
    <draw:frame draw:name="content_1histog03" text:anchor-type="paragraph" svg:width="5in" svg:height="0.2in" draw:z-index="0">
      <draw:image xlink:href="Pictures/content_1-histog03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10" office:value-type="string">
            <text:p text:style-name="Frage">Wie schätzt du <text:span text:style-name="T4">Informationsaustausch</text:span> und <text:span text:style-name="T4">Dokumentation</text:span> von erfassten Symptomen ein?</text:p>
          </table:table-cell>
          <table:table-cell table:style-name="Tabelle2.B7" table:number-columns-spanned="11" office:value-type="string">
            <text:p>
    <draw:frame draw:name="content_1histog04" text:anchor-type="paragraph" svg:width="5in" svg:height="0.2in" draw:z-index="0">
      <draw:image xlink:href="Pictures/content_1-histog04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10" office:value-type="string">
            <text:p text:style-name="Frage">Wie schätzt du die <text:span text:style-name="T4">Symptombehandlung</text:span> ein?</text:p>
          </table:table-cell>
          <table:table-cell table:style-name="Tabelle2.B8" table:number-columns-spanned="11" office:value-type="string">
            <text:p>
    <draw:frame draw:name="content_1histog054" text:anchor-type="paragraph" svg:width="5in" svg:height="0.2in" draw:z-index="0">
      <draw:image xlink:href="Pictures/content_1-histog054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10" office:value-type="string">
            <text:p text:style-name="Frage">Wie schätzt du die <text:span text:style-name="T4">Symptomvorbeugung</text:span> ein?</text:p>
          </table:table-cell>
          <table:table-cell table:style-name="Tabelle2.B9" table:number-columns-spanned="11" office:value-type="string">
            <text:p>
    <draw:frame draw:name="content_1histog06" text:anchor-type="paragraph" svg:width="5in" svg:height="0.2in" draw:z-index="0">
      <draw:image xlink:href="Pictures/content_1-histog06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10" office:value-type="string">
            <text:p text:style-name="Frage">Wie schätzt du die <text:span text:style-name="T4">Patienten-/Angehörigenschulung</text:span> in der Symptomkontrolle ein?</text:p>
          </table:table-cell>
          <table:table-cell table:style-name="Tabelle2.B10" table:number-columns-spanned="11" office:value-type="string">
            <text:p>
    <draw:frame draw:name="content_1histog07" text:anchor-type="paragraph" svg:width="5in" svg:height="0.2in" draw:z-index="0">
      <draw:image xlink:href="Pictures/content_1-histog07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E"/>
        <table:table-column table:style-name="Tabelle1.H"/>
        <table:table-column table:style-name="Tabelle1.I"/>
        <table:table-row>
          <table:table-cell table:style-name="Tabelle1.A1" table:number-columns-spanned="2" office:value-type="string">
            <text:p text:style-name="P29"><text:s text:c="2"/>Nach Symptomen:</text:p>
          </table:table-cell>
          <table:covered-table-cell/>
          <table:table-cell table:style-name="Tabelle1.A1" office:value-type="string">
            <text:p text:style-name="P5"/>
          </table:table-cell>
          <table:table-cell table:style-name="Tabelle1.D1" office:value-type="string">
            <text:p text:style-name="P46">Sehr zufrieden-stellend</text:p>
          </table:table-cell>
          <table:table-cell table:style-name="Tabelle1.D1" office:value-type="string">
            <text:p text:style-name="P46">Zufrieden-stellend</text:p>
          </table:table-cell>
          <table:table-cell table:style-name="Tabelle1.D1" office:value-type="string">
            <text:p text:style-name="P46">Ausreichend</text:p>
          </table:table-cell>
          <table:table-cell table:style-name="Tabelle1.D1" office:value-type="string">
            <text:p text:style-name="P46">Ver-besserungs-würdig</text:p>
          </table:table-cell>
          <table:table-cell table:style-name="Tabelle1.D1" office:value-type="string">
            <text:p text:style-name="P46">Sehr ver-besserungs-würdig</text:p>
          </table:table-cell>
          <table:table-cell table:style-name="Tabelle1.D1" office:value-type="string">
            <text:p text:style-name="P46">Keine Angabe</text:p>
          </table:table-cell>
        </table:table-row>
        <table:table-row>
          <table:table-cell table:style-name="Tabelle1.A2" table:number-columns-spanned="2" office:value-type="string">
            <text:p text:style-name="P26">Wie schätzt du die Kontrolle von <text:span text:style-name="T4">Schmerzen</text:span> ein?</text:p>
          </table:table-cell>
          <table:covered-table-cell/>
          <table:table-cell table:style-name="Tabelle1.C2" table:number-columns-spanned="7" office:value-type="string">
            <text:p>
    <draw:frame draw:name="content_1histog08" text:anchor-type="paragraph" svg:width="5in" svg:height="0.2in" draw:z-index="0">
      <draw:image xlink:href="Pictures/content_1-histog08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3" table:number-columns-spanned="2" office:value-type="string">
            <text:p text:style-name="P26">Wie schätzt du die Kontrolle von <text:span text:style-name="T4">Luftnot </text:span>ein?</text:p>
          </table:table-cell>
          <table:covered-table-cell/>
          <table:table-cell table:style-name="Tabelle1.C3" table:number-columns-spanned="7" office:value-type="string">
            <text:p>
    <draw:frame draw:name="content_1histog09" text:anchor-type="paragraph" svg:width="5in" svg:height="0.2in" draw:z-index="0">
      <draw:image xlink:href="Pictures/content_1-histog09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3" table:number-columns-spanned="2" office:value-type="string">
            <text:p text:style-name="P26">Wie schätzt du die Kontrolle von <text:span text:style-name="T4">Angst und Unruhe</text:span> ein?</text:p>
          </table:table-cell>
          <table:covered-table-cell/>
          <table:table-cell table:style-name="Tabelle1.C3" table:number-columns-spanned="7" office:value-type="string">
            <text:p>
    <draw:frame draw:name="content_1histog10" text:anchor-type="paragraph" svg:width="5in" svg:height="0.2in" draw:z-index="0">
      <draw:image xlink:href="Pictures/content_1-histog10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3" table:number-columns-spanned="2" office:value-type="string">
            <text:p text:style-name="P26">Wie schätzt du die Kontrolle von <text:span text:style-name="T4">Appetitlosigkeit</text:span><text:span text:style-name="T9">, </text:span><text:span text:style-name="T4">Übelkeit </text:span><text:span text:style-name="T9">und</text:span><text:span text:style-name="T4"> Erbrechen</text:span> ein?</text:p>
          </table:table-cell>
          <table:covered-table-cell/>
          <table:table-cell table:style-name="Tabelle1.C3" table:number-columns-spanned="7" office:value-type="string">
            <text:p>
    <draw:frame draw:name="content_1histog11" text:anchor-type="paragraph" svg:width="5in" svg:height="0.2in" draw:z-index="0">
      <draw:image xlink:href="Pictures/content_1-histog11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3" table:number-columns-spanned="2" office:value-type="string">
            <text:p text:style-name="P26">Wie schätzt du die Kontrolle von <text:span text:style-name="T4">Durchfall/Obstipation</text:span> ein?</text:p>
          </table:table-cell>
          <table:covered-table-cell/>
          <table:table-cell table:style-name="Tabelle1.C3" table:number-columns-spanned="7" office:value-type="string">
            <text:p>
    <draw:frame draw:name="content_1histog12" text:anchor-type="paragraph" svg:width="5in" svg:height="0.2in" draw:z-index="0">
      <draw:image xlink:href="Pictures/content_1-histog12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3" table:number-columns-spanned="2" office:value-type="string">
            <text:p text:style-name="P26">Wie schätzt du die Kontrolle von <text:span text:style-name="T4">Schwäche/Fatigue</text:span> ein?</text:p>
          </table:table-cell>
          <table:covered-table-cell/>
          <table:table-cell table:style-name="Tabelle1.C3" table:number-columns-spanned="7" office:value-type="string">
            <text:p>
    <draw:frame draw:name="content_1histog13" text:anchor-type="paragraph" svg:width="5in" svg:height="0.2in" draw:z-index="0">
      <draw:image xlink:href="Pictures/content_1-histog13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3" table:number-columns-spanned="2" office:value-type="string">
            <text:p text:style-name="P26">Wie schätzt du die Kontrolle von <text:span text:style-name="T4">Bewusstseinsstörungen</text:span> ein?</text:p>
          </table:table-cell>
          <table:covered-table-cell/>
          <table:table-cell table:style-name="Tabelle1.C3" table:number-columns-spanned="7" office:value-type="string">
            <text:p>
    <draw:frame draw:name="content_1histog14" text:anchor-type="paragraph" svg:width="5in" svg:height="0.2in" draw:z-index="0">
      <draw:image xlink:href="Pictures/content_1-histog14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3" table:number-columns-spanned="2" office:value-type="string">
            <text:p text:style-name="P26">Wie schätzt du die Versorgung von chronischen <text:span text:style-name="T4">Wunden</text:span> ein?</text:p>
          </table:table-cell>
          <table:covered-table-cell/>
          <table:table-cell table:style-name="Tabelle1.C3" table:number-columns-spanned="7" office:value-type="string">
            <text:p>
    <draw:frame draw:name="content_1histog15" text:anchor-type="paragraph" svg:width="5in" svg:height="0.2in" draw:z-index="0">
      <draw:image xlink:href="Pictures/content_1-histog15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3" office:value-type="string">
            <text:p text:style-name="P26"/>
            <text:p text:style-name="P26"><text:span text:style-name="T4">Andere</text:span> Symptome: </text:p>
          </table:table-cell>
          <table:table-cell table:style-name="Tabelle1.A3" table:number-columns-spanned="8" office:value-type="string">
            <text:p text:style-name="P30"/>
            <text:p text:style-name="ttBlue">[1] Inkontinenz: 2 --<text:s text:c="2"/>Blabla: 1 --<text:s text:c="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3" table:number-columns-spanned="9" office:value-type="string">
            <text:p text:style-name="P28"/>
            <text:p text:style-name="P28"><text:span text:style-name="T22">Welche weiteren </text:span><text:span text:style-name="T27">Anmerkungen</text:span><text:span text:style-name="T22"> hast du zur Qualität der Symp</text:span><text:span text:style-name="T23">t</text:span><text:span text:style-name="T22">omkontrolle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3" table:number-columns-spanned="9" office:value-type="string">
            <text:p text:style-name="ttBlue">[1] Ich schreib hier mal was rein<text:s text:c="2"/>-<text:s text:c="2"/>keine weiteren Anmerkungen<text:s text:c="2"/>-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ext:p text:style-name="Frage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E"/>
        <table:table-column table:style-name="Tabelle3.H"/>
        <table:table-column table:style-name="Tabelle3.I"/>
        <table:table-header-rows>
          <text:soft-page-break/>
          <table:table-row>
            <table:table-cell table:style-name="Tabelle3.A1" table:number-columns-spanned="2" office:value-type="string">
              <text:h text:style-name="P66" text:outline-level="3"><text:s text:c="2"/>S<text:span text:style-name="T11">icherheitsversprechen:</text:span></text:h>
            </table:table-cell>
            <table:covered-table-cell/>
            <table:table-cell table:style-name="Tabelle3.A1" office:value-type="string">
              <text:p text:style-name="P6"/>
            </table:table-cell>
            <table:table-cell table:style-name="Tabelle3.D1" office:value-type="string">
              <text:p text:style-name="P47">Sehr zufrieden-stellend</text:p>
            </table:table-cell>
            <table:table-cell table:style-name="Tabelle3.D1" office:value-type="string">
              <text:p text:style-name="P47">Zufrieden-stellend</text:p>
            </table:table-cell>
            <table:table-cell table:style-name="Tabelle3.D1" office:value-type="string">
              <text:p text:style-name="P47">Ausreichend</text:p>
            </table:table-cell>
            <table:table-cell table:style-name="Tabelle3.D1" office:value-type="string">
              <text:p text:style-name="P47">Ver-besserungs-würdig</text:p>
            </table:table-cell>
            <table:table-cell table:style-name="Tabelle3.D1" office:value-type="string">
              <text:p text:style-name="P47">Sehr ver-besserungs-würdig</text:p>
            </table:table-cell>
            <table:table-cell table:style-name="Tabelle3.D1" office:value-type="string">
              <text:p text:style-name="P47">Keine Angabe</text:p>
            </table:table-cell>
          </table:table-row>
        </table:table-header-rows>
        <table:table-row>
          <table:table-cell table:style-name="Tabelle3.A2" table:number-columns-spanned="2" office:value-type="string">
            <text:p text:style-name="P14"><text:span text:style-name="T10">In wie weit trägt die Arbeit des PCT </text:span><text:span text:style-name="T5">insgesamt</text:span><text:span text:style-name="T10"> dazu bei, Patienten und Angehörigen die nötige Sicherheit zu geben, krisenhafte Krankheitssituationen im häuslichen Umfeld zu bewältigen?</text:span></text:p>
          </table:table-cell>
          <table:covered-table-cell/>
          <table:table-cell table:style-name="Tabelle3.C2" table:number-columns-spanned="7" office:value-type="string">
            <text:p>
    <draw:frame draw:name="content_1histog19" text:anchor-type="paragraph" svg:width="5in" svg:height="0.6in" draw:z-index="0">
      <draw:image xlink:href="Pictures/content_1-histog19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table:number-columns-spanned="2" office:value-type="string">
            <text:p text:style-name="P16">In wie weit werden absehbare akute Krisensituationen <text:span text:style-name="T4">vermieden</text:span>?</text:p>
          </table:table-cell>
          <table:covered-table-cell/>
          <table:table-cell table:style-name="Tabelle3.C2" table:number-columns-spanned="7" office:value-type="string">
            <text:p>
    <draw:frame draw:name="content_1histog20" text:anchor-type="paragraph" svg:width="5in" svg:height="0.2in" draw:z-index="0">
      <draw:image xlink:href="Pictures/content_1-histog20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table:number-columns-spanned="2" office:value-type="string">
            <text:p text:style-name="P17">In wie weit werden <text:span text:style-name="T1">akute </text:span>Krisensituationen <text:span text:style-name="T4">aufgefangen</text:span>?</text:p>
          </table:table-cell>
          <table:covered-table-cell/>
          <table:table-cell table:style-name="Tabelle3.C2" table:number-columns-spanned="7" office:value-type="string">
            <text:p>
    <draw:frame draw:name="content_1histog21" text:anchor-type="paragraph" svg:width="5in" svg:height="0.2in" draw:z-index="0">
      <draw:image xlink:href="Pictures/content_1-histog21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table:number-columns-spanned="2" office:value-type="string">
            <text:p text:style-name="P17">Wie schätzt du die Sicherheit der Versorgung in Bezug auf <text:span text:style-name="T4">Medikation</text:span> ein?</text:p>
          </table:table-cell>
          <table:covered-table-cell/>
          <table:table-cell table:style-name="Tabelle3.C2" table:number-columns-spanned="7" office:value-type="string">
            <text:p>
    <draw:frame draw:name="content_1histog22" text:anchor-type="paragraph" svg:width="5in" svg:height="0.2in" draw:z-index="0">
      <draw:image xlink:href="Pictures/content_1-histog22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table:number-columns-spanned="2" office:value-type="string">
            <text:p text:style-name="P17">Wie schätzt du die Sicherheit der Versorgung in Bezug auf <text:span text:style-name="T4">Infektionen</text:span> ein?</text:p>
          </table:table-cell>
          <table:covered-table-cell/>
          <table:table-cell table:style-name="Tabelle3.C2" table:number-columns-spanned="7" office:value-type="string">
            <text:p>
    <draw:frame draw:name="content_1histog23" text:anchor-type="paragraph" svg:width="5in" svg:height="0.2in" draw:z-index="0">
      <draw:image xlink:href="Pictures/content_1-histog23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table:number-columns-spanned="2" office:value-type="string">
            <text:p text:style-name="P17">Wie schätzt du die Sicherheit der Versorgung in Bezug auf <text:span text:style-name="T4">Verletzungen</text:span> ein?</text:p>
            <text:p text:style-name="P17"/>
          </table:table-cell>
          <table:covered-table-cell/>
          <table:table-cell table:style-name="Tabelle3.C2" table:number-columns-spanned="7" office:value-type="string">
            <text:p>
    <draw:frame draw:name="content_1histog24" text:anchor-type="paragraph" svg:width="5in" svg:height="0.2in" draw:z-index="0">
      <draw:image xlink:href="Pictures/content_1-histog24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50"><text:span text:style-name="T4">Andere </text:span>Gefahren:</text:p>
          </table:table-cell>
          <table:table-cell table:style-name="Tabelle3.A2" table:number-columns-spanned="8" office:value-type="string">
            <text:p text:style-name="ttBlue">[1] : 2 --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table:number-columns-spanned="9" office:value-type="string">
            <text:p text:style-name="P18"/>
            <text:p text:style-name="P18">Welche weiteren <text:span text:style-name="T4">Anmerkungen</text:span> hast du zur Qualität des Sicherheitsversprechens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table:number-columns-spanned="9" office:value-type="string">
            <text:p text:style-name="ttBlue">[1] keine Anmerungn<text:s text:c="2"/>--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63" text:outline-level="2"/>
      <text:p text:style-name="P24"/>
      <table:table table:name="Tabelle4" table:style-name="Tabelle4">
        <table:table-column table:style-name="Tabelle4.A"/>
        <table:table-column table:style-name="Tabelle4.B" table:number-columns-repeated="5"/>
        <table:table-header-rows>
          <text:soft-page-break/>
          <table:table-row>
            <table:table-cell table:style-name="Tabelle4.A1" office:value-type="string">
              <text:h text:style-name="P67" text:outline-level="3"><text:s text:c="2"/><text:span text:style-name="T11">Alltagsrahmung:</text:span></text:h>
            </table:table-cell>
            <table:table-cell table:style-name="Tabelle4.B1" office:value-type="string">
              <text:p text:style-name="P1">sehr zufrieden- stellend</text:p>
            </table:table-cell>
            <table:table-cell table:style-name="Tabelle4.B1" office:value-type="string">
              <text:p text:style-name="P1"><text:span text:style-name="T12">z</text:span>ufrieden-</text:p>
              <text:p text:style-name="P1">stellend</text:p>
            </table:table-cell>
            <table:table-cell table:style-name="Tabelle4.B1" office:value-type="string">
              <text:p text:style-name="P1">ausreichend</text:p>
            </table:table-cell>
            <table:table-cell table:style-name="Tabelle4.B1" office:value-type="string">
              <text:p text:style-name="P1"><text:span text:style-name="T8">v</text:span>erbesserungs-würdig</text:p>
            </table:table-cell>
            <table:table-cell table:style-name="Tabelle4.B1" office:value-type="string">
              <text:p text:style-name="P1"><text:span text:style-name="T12">s</text:span>ehr verbesserungs-würdig</text:p>
            </table:table-cell>
          </table:table-row>
        </table:table-header-rows>
        <table:table-row>
          <table:table-cell table:style-name="Tabelle4.A2" office:value-type="string">
            <text:p text:style-name="P21">In wie weit werden <text:span text:style-name="T4">insgesamt</text:span> die von Patienten und Angehörigen gesetzten Vorgaben, Routinen und Rituale ihres normalen Alltagslebens berücksichtigt?</text:p>
          </table:table-cell>
          <table:table-cell table:style-name="Tabelle4.B2" table:number-columns-spanned="5" office:value-type="string">
            <text:p>
    <draw:frame draw:name="content_1histog28" text:anchor-type="paragraph" svg:width="5in" svg:height="0.6in" draw:z-index="0">
      <draw:image xlink:href="Pictures/content_1-histog28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.A2" office:value-type="string">
            <text:p text:style-name="P21"><text:span text:style-name="T2">In wie weit werden Alltagsperspektive und -bedürfnisse von Patienten und Angehörigen in Bezug auf die </text:span><text:span text:style-name="T3">Krankheit</text:span><text:span text:style-name="T6"> </text:span><text:span text:style-name="T2">und ihren Verlauf berücksichtigt?</text:span></text:p>
          </table:table-cell>
          <table:table-cell table:style-name="Tabelle4.B2" table:number-columns-spanned="5" office:value-type="string">
            <text:p>
    <draw:frame draw:name="content_1histog29" text:anchor-type="paragraph" svg:width="5in" svg:height="0.2in" draw:z-index="0">
      <draw:image xlink:href="Pictures/content_1-histog29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.A2" office:value-type="string">
            <text:p text:style-name="P22">In wie weit werden Alltagsperspektive und -bedürfnisse von Patienten und Angehörigen in Bezug auf <text:span text:style-name="T4">(selbst-)pflegerische Tätigkeiten</text:span> berücksichtigt?</text:p>
          </table:table-cell>
          <table:table-cell table:style-name="Tabelle4.B2" table:number-columns-spanned="5" office:value-type="string">
            <text:p>
    <draw:frame draw:name="content_1histog30" text:anchor-type="paragraph" svg:width="5in" svg:height="0.2in" draw:z-index="0">
      <draw:image xlink:href="Pictures/content_1-histog30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.A2" office:value-type="string">
            <text:p text:style-name="P22">In wie weit werden Alltagsperspektive und -bedürfnisse von Patienten und Angehörigen in Bezug auf <text:span text:style-name="T4">soziale Kontakte</text:span> berücksichtigt?</text:p>
          </table:table-cell>
          <table:table-cell table:style-name="Tabelle4.B2" table:number-columns-spanned="5" office:value-type="string">
            <text:p>
    <draw:frame draw:name="content_1histog31" text:anchor-type="paragraph" svg:width="5in" svg:height="0.2in" draw:z-index="0">
      <draw:image xlink:href="Pictures/content_1-histog31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.A2" office:value-type="string">
            <text:p text:style-name="P22">In wie weit werden Alltagsperspektive und -bedürfnisse von Patienten und Angehörigen in Bezug auf <text:span text:style-name="T4">finanzielle</text:span> und <text:span text:style-name="T4">organisatorische Notwendigkeiten</text:span> berücksichtigt?</text:p>
          </table:table-cell>
          <table:table-cell table:style-name="Tabelle4.B2" table:number-columns-spanned="5" office:value-type="string">
            <text:p>
    <draw:frame draw:name="content_1histog32" text:anchor-type="paragraph" svg:width="5in" svg:height="0.2in" draw:z-index="0">
      <draw:image xlink:href="Pictures/content_1-histog32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.A2" office:value-type="string">
            <text:p text:style-name="P22">In wie weit werden Alltagsperspektive und -bedürfnisse von Patienten und Angehörigen in Bezug auf <text:span text:style-name="T4">spirituelle </text:span><text:span text:style-name="T7">Aspekte</text:span> berücksichtigt?</text:p>
          </table:table-cell>
          <table:table-cell table:style-name="Tabelle4.B2" table:number-columns-spanned="5" office:value-type="string">
            <text:p>
    <draw:frame draw:name="content_1histog33" text:anchor-type="paragraph" svg:width="5in" svg:height="0.2in" draw:z-index="0">
      <draw:image xlink:href="Pictures/content_1-histog33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.A2" office:value-type="string">
            <text:p text:style-name="P22">In wie weit werden <text:span text:style-name="T4">kulturelle Besonderheiten</text:span> berücksichtigt?</text:p>
          </table:table-cell>
          <table:table-cell table:style-name="Tabelle4.B2" table:number-columns-spanned="5" office:value-type="string">
            <text:p>
    <draw:frame draw:name="content_1histog34" text:anchor-type="paragraph" svg:width="5in" svg:height="0.2in" draw:z-index="0">
      <draw:image xlink:href="Pictures/content_1-histog34.png" xlink:type="simple" xlink:show="embed" xlink:actuate="onLoad"/>
    </draw:frame>
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.B1" table:number-columns-spanned="6" office:value-type="string">
            <text:p text:style-name="P20">Welche weiteren <text:span text:style-name="T4">Anmerkungen</text:span> hast du in Bezug auf Alltagsrahmung?</text:p>
            <text:p text:style-name="ttBlue">[1] kjasdf<text:s text:c="2"/>-- 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ext:p text:style-name="P69">Welche weiteren Qualitätsaspekte sind dir bei der Arbeit des PCT-Ost wichtig und welche weiteren Anmerkungen hast du?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ttBlue">[1] baldower<text:s text:c="2"/>--<text:s text:c="13"/>öalskdjf assd elkj<text:s text:c="3"/>-- </text:p>
          </table:table-cell>
        </table:table-row>
      </table:table>
      <text:p text:style-name="P27"/>
      <text:p text:style-name="P27">Vielen Dank für deine Einschätzu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Ubuntu Mono" svg:font-family="'Ubuntu Mono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ge" style:family="paragraph" style:parent-style-name="Table_20_Contents" style:class="extra">
      <style:paragraph-properties fo:margin-top="0.101cm" fo:margin-bottom="0.101cm" loext:contextual-spacing="false"/>
      <style:text-properties fo:font-size="11pt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rialCenteredBold" style:family="paragraph">
      <style:paragraph-properties fo:text-align="center"/>
      <style:text-properties fo:color="#000000" fo:font-size="12pt" fo:font-weight="bold" style:font-name="Arial"/>
    </style:style>
    <style:style style:name="ArialNormal" style:family="paragraph">
      <style:paragraph-properties fo:text-align="left"/>
      <style:text-properties fo:color="#000000" fo:font-size="12pt" style:font-name="Arial"/>
    </style:style>
    <style:style style:name="ArialCentered" style:family="paragraph">
      <style:paragraph-properties fo:text-align="center"/>
      <style:text-properties fo:color="#000000" fo:font-size="12pt" style:font-name="Arial"/>
    </style:style>
    <style:style style:name="ArialHighlight" style:family="paragraph">
      <style:paragraph-properties fo:text-align="center"/>
      <style:text-properties fo:color="#ff0000" fo:font-size="12pt" fo:font-weight="bold" style:font-name="Arial"/>
    </style:style>
    <style:style style:name="ttBlue" style:family="paragraph">
      <style:paragraph-properties fo:text-align="left"/>
      <style:text-properties fo:color="#000080" fo:font-size="10pt" style:font-name="Courier New"/>
    </style:style>
    <style:style style:name="ttRed" style:family="paragraph">
      <style:paragraph-properties fo:text-align="left"/>
      <style:text-properties fo:color="#800000" fo:font-size="10pt" style:font-name="Courier New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pm112">
      <style:page-layout-properties fo:margin-left="1.25in" fo:margin-right="1.25in" fo:margin-top="1in" fo:margin-bottom="1in" fo:page-width="11in" fo:page-height="8.5in" style:num-format="1" style:print-orientation="landscape"/>
      <style:header-style/>
      <style:footer-style/>
    </style:page-layout>
  </office:automatic-styles>
  <office:master-styles>
    <style:master-page style:name="Standard" style:page-layout-name="Mpm1"/>
    <style:master-page style:name="RlandscapePage" style:page-layout-name="pm1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19:11:40.937000000</meta:creation-date>
    <dc:date>2015-03-17T08:37:48.845896724</dc:date>
    <meta:editing-duration>PT17H49M42S</meta:editing-duration>
    <meta:editing-cycles>107</meta:editing-cycles>
    <meta:generator>LibreOffice/4.3.5.2$Linux_X86_64 LibreOffice_project/3a87456aaa6a95c63eea1c1b3201acedf0751bd5</meta:generator>
    <dc:creator>Johann Popp</dc:creator>
    <meta:document-statistic meta:table-count="5" meta:image-count="0" meta:object-count="0" meta:page-count="5" meta:paragraph-count="174" meta:word-count="740" meta:character-count="5826" meta:non-whitespace-character-count="5246"/>
  </office:meta>
</office:document-meta>
</file>